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4.70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1.5417in"/>
    </style:style>
    <style:style style:name="Table3.B" style:family="table-column">
      <style:table-column-properties style:column-width="4.707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5in" fo:margin-left="-0.0813in" fo:margin-top="0in" fo:margin-bottom="0in" table:align="left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4.7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1.5417in"/>
    </style:style>
    <style:style style:name="Table5.B" style:family="table-column">
      <style:table-column-properties style:column-width="4.707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5in" fo:margin-left="-0.0813in" fo:margin-top="0in" fo:margin-bottom="0in" table:align="left"/>
    </style:style>
    <style:style style:name="Table6.A" style:family="table-column">
      <style:table-column-properties style:column-width="1.5514in"/>
    </style:style>
    <style:style style:name="Table6.B" style:family="table-column">
      <style:table-column-properties style:column-width="4.69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5in" fo:margin-left="-0.0813in" fo:margin-top="0in" fo:margin-bottom="0in" table:align="left"/>
    </style:style>
    <style:style style:name="Table7.A" style:family="table-column">
      <style:table-column-properties style:column-width="1.5417in"/>
    </style:style>
    <style:style style:name="Table7.B" style:family="table-column">
      <style:table-column-properties style:column-width="4.707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8" style:family="table">
      <style:table-properties style:width="6.25in" fo:margin-left="-0.0813in" fo:margin-top="0in" fo:margin-bottom="0in" table:align="left"/>
    </style:style>
    <style:style style:name="Table8.A" style:family="table-column">
      <style:table-column-properties style:column-width="1.5417in"/>
    </style:style>
    <style:style style:name="Table8.B" style:family="table-column">
      <style:table-column-properties style:column-width="4.707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9" style:family="table">
      <style:table-properties style:width="6.25in" fo:margin-left="-0.0813in" fo:margin-top="0in" fo:margin-bottom="0in" table:align="left"/>
    </style:style>
    <style:style style:name="Table9.A" style:family="table-column">
      <style:table-column-properties style:column-width="1.5417in"/>
    </style:style>
    <style:style style:name="Table9.B" style:family="table-column">
      <style:table-column-properties style:column-width="4.707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10" style:family="table">
      <style:table-properties style:width="6.25in" fo:margin-left="-0.0813in" fo:margin-top="0in" fo:margin-bottom="0in" table:align="left"/>
    </style:style>
    <style:style style:name="Table10.A" style:family="table-column">
      <style:table-column-properties style:column-width="1.5417in"/>
    </style:style>
    <style:style style:name="Table10.B" style:family="table-column">
      <style:table-column-properties style:column-width="4.707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1"/>
    </style:style>
    <style:style style:name="Table11" style:family="table">
      <style:table-properties style:width="6.25in" fo:margin-left="-0.0813in" fo:margin-top="0in" fo:margin-bottom="0in" table:align="left"/>
    </style:style>
    <style:style style:name="Table11.A" style:family="table-column">
      <style:table-column-properties style:column-width="1.5417in"/>
    </style:style>
    <style:style style:name="Table11.B" style:family="table-column">
      <style:table-column-properties style:column-width="4.707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1"/>
    </style:style>
    <style:style style:name="Table12" style:family="table">
      <style:table-properties style:width="6.25in" fo:margin-left="-0.0813in" fo:margin-top="0in" fo:margin-bottom="0in" table:align="left"/>
    </style:style>
    <style:style style:name="Table12.A" style:family="table-column">
      <style:table-column-properties style:column-width="1.5417in"/>
    </style:style>
    <style:style style:name="Table12.B" style:family="table-column">
      <style:table-column-properties style:column-width="4.707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1"/>
    </style:style>
    <style:style style:name="Table13" style:family="table">
      <style:table-properties style:width="6.25in" fo:margin-left="-0.0813in" fo:margin-top="0in" fo:margin-bottom="0in" table:align="left"/>
    </style:style>
    <style:style style:name="Table13.A" style:family="table-column">
      <style:table-column-properties style:column-width="1.5417in"/>
    </style:style>
    <style:style style:name="Table13.B" style:family="table-column">
      <style:table-column-properties style:column-width="4.707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1"/>
    </style:style>
    <style:style style:name="Table14" style:family="table">
      <style:table-properties style:width="6.25in" fo:margin-left="-0.0813in" fo:margin-top="0in" fo:margin-bottom="0in" table:align="left"/>
    </style:style>
    <style:style style:name="Table14.A" style:family="table-column">
      <style:table-column-properties style:column-width="1.5417in"/>
    </style:style>
    <style:style style:name="Table14.B" style:family="table-column">
      <style:table-column-properties style:column-width="4.707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font-style="italic" style:font-style-asian="italic"/>
    </style:style>
    <style:style style:name="P8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1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1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1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4" style:family="paragraph" style:parent-style-name="Standard" style:list-style-name="WWNum5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5" style:family="paragraph" style:parent-style-name="Standard" style:list-style-name="WWNum14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6" style:family="paragraph" style:parent-style-name="Standard" style:list-style-name="WWNum8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7" style:family="paragraph" style:parent-style-name="Heading_20_2">
      <style:paragraph-properties fo:margin-top="0.25in" fo:margin-bottom="0.0835in" loext:contextual-spacing="false" fo:line-height="100%" fo:orphans="0" fo:widows="0"/>
    </style:style>
    <style:style style:name="P28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3zyc4wq8jtt4"/>Documentação de Casos de uso Compra e venda Online de Livros Usados</text:p>
      <text:p text:style-name="P1"/>
      <text:p text:style-name="P1"><text:span text:style-name="T1">Atores identificados:</text:span> </text:p>
      <text:list xml:id="list1086592488842786518" text:style-name="WWNum11">
        <text:list-item>
          <text:p text:style-name="P8"><text:span text:style-name="T2">Usuários do Sistema:</text:span> Compradores, que interagem com o sistema. Podem ser clientes, que finalizam uma compra, ou que somente visita o site em busca de especificações, promoções, etc.</text:p>
        </text:list-item>
        <text:list-item>
          <text:p text:style-name="P8"><text:span text:style-name="T2">Vendedores:</text:span> São os vendedores de sebos e/ou livrarias que tenham interesse em anunciar e vender seus livros usados, na plataforma, dessa forma o sistema oferecerá os seus próprios livros usados, e mais uma infinidade de livros usados vendidos por parceiros </text:p>
        </text:list-item>
        <text:list-item>
          <text:p text:style-name="P8"><text:span text:style-name="T2">Administrador do Sistema: </text:span>é um ator que representa um conjunto de usuários designados a cuidar do sistema em relação a manutenções de acesso, manutenções corretivas, desenvolvimento e manutenções evolutivas.</text:p>
        </text:list-item>
        <text:list-item>
          <text:p text:style-name="P8"><text:span text:style-name="T2">Usuários corporativos do sistema(atendentes):</text:span> responsáveis pelo atendimento aos clientes do sistema, solicitando modificações em pedidos, cadastros, etc, e atendendo esclarecimentos de clientes. </text:p>
        </text:list-item>
        <text:list-item>
          <text:p text:style-name="P8"><text:span text:style-name="T2">Serviço de e-mail:</text:span> Serviço que comunica com provedores de e-mails e realiza a comunicação enviando e-mails </text:p>
        </text:list-item>
        <text:list-item>
          <text:p text:style-name="P8"><text:span text:style-name="T2">Persistência de dados</text:span>: faz a persistência de dados de todo o sistema</text:p>
        </text:list-item>
        <text:list-item>
          <text:p text:style-name="P8">Correios: faz a comunicação de dados com o correios, consultando ceps, e endereços, e rastreamento de produtos.</text:p>
        </text:list-item>
      </text:list>
      <text:p text:style-name="P1"/>
      <text:p text:style-name="P2"/>
      <text:p text:style-name="P1"><text:span text:style-name="T4">Notas: Todos casos de uso terão como Pré-Condição:</text:span></text:p>
      <text:list xml:id="list7790399648169007800" text:style-name="WWNum12">
        <text:list-item>
          <text:p text:style-name="P9"><text:span text:style-name="T4">Estar conectado com a internet</text:span></text:p>
        </text:list-item>
        <text:list-item>
          <text:p text:style-name="P9"><text:span text:style-name="T4">Estar na pagina inicial do site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/>
            <text:p text:style-name="P4">Identificador</text:p>
            <text:p text:style-name="P4"/>
          </table:table-cell>
          <table:table-cell table:style-name="Table1.A1" office:value-type="string">
            <text:p text:style-name="P27"><text:bookmark text:name="_5wofmpufb3j3"/><text:span text:style-name="T5">UC001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Nome</text:p>
            <text:p text:style-name="P4"/>
          </table:table-cell>
          <table:table-cell table:style-name="Table1.A1" office:value-type="string">
            <text:p text:style-name="P4"/>
            <text:p text:style-name="P4">Realizar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Atores envolvidos</text:p>
            <text:p text:style-name="P4"/>
          </table:table-cell>
          <table:table-cell table:style-name="Table1.A1" office:value-type="string">
            <text:p text:style-name="P5"/>
            <text:p text:style-name="P5">Usuários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ré-Condição</text:p>
            <text:p text:style-name="P4"/>
          </table:table-cell>
          <table:table-cell table:style-name="Table1.A1" office:value-type="string">
            <text:p text:style-name="P1"/>
            <text:p text:style-name="P1">O ator selecionar opção para realizar cadastro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ós-Condição</text:p>
            <text:p text:style-name="P4"/>
          </table:table-cell>
          <table:table-cell table:style-name="Table1.A1" office:value-type="string">
            <text:p text:style-name="P1"/>
            <text:p text:style-name="P1">1. Ator consegue Realizar o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principal</text:p>
            <text:p text:style-name="P4"/>
          </table:table-cell>
          <table:table-cell table:style-name="Table1.A1" office:value-type="string">
            <text:p text:style-name="P4">1. Ator clica na opção da pagina inical para realizar o cadastro</text:p>
            <text:p text:style-name="P4">2. O ator visualiza as informações a serem preenchidas para completar o cadastro </text:p>
            <text:p text:style-name="P4">3. O Ator preenche as informações solicitadas abaixo:</text:p>
            <text:list xml:id="list8542672939767570642" text:style-name="WWNum5">
              <text:list-item>
                <text:p text:style-name="P10">Nome completo</text:p>
              </text:list-item>
              <text:list-item>
                <text:p text:style-name="P10">Data de Nascimento</text:p>
              </text:list-item>
              <text:list-item>
                <text:p text:style-name="P10">CPF</text:p>
              </text:list-item>
              <text:list-item>
                <text:p text:style-name="P10">Sexo</text:p>
              </text:list-item>
              <text:list-item>
                <text:p text:style-name="P10">E-mail </text:p>
              </text:list-item>
              <text:list-item>
                <text:p text:style-name="P10">Telefone</text:p>
              </text:list-item>
              <text:list-item>
                <text:p text:style-name="P10">Senha (criar)</text:p>
              </text:list-item>
              <text:list-item>
                <text:p text:style-name="P10">Repetir senha</text:p>
              </text:list-item>
              <text:list-item>
                <text:p text:style-name="P10">Cadastrar endereço - (pode ser usado para entrega)</text:p>
                <text:list>
                  <text:list-item>
                    <text:p text:style-name="P24">Rua</text:p>
                  </text:list-item>
                  <text:list-item>
                    <text:p text:style-name="P24">Complemento</text:p>
                  </text:list-item>
                  <text:list-item>
                    <text:p text:style-name="P24">CEP</text:p>
                  </text:list-item>
                  <text:list-item>
                    <text:p text:style-name="P24">Bairro</text:p>
                  </text:list-item>
                  <text:list-item>
                    <text:p text:style-name="P24">Ponto de referência <text:s/></text:p>
                  </text:list-item>
                </text:list>
              </text:list-item>
            </text:list>
            <text:p text:style-name="P4">4. O ator preenche as informações e clica no botão “Criar conta”</text:p>
            <text:p text:style-name="P4">5. O ator visualiza uma mensagem de confirmação de que a conta foi criada com sucesso e que um e-mail de confirmação foi enviado ao seu e-mail.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secundário</text:p>
            <text:p text:style-name="P4"/>
          </table:table-cell>
          <table:table-cell table:style-name="Table1.A1" office:value-type="string">
            <text:p text:style-name="P4">1A. O ator realiza a escolha do produto e ao confirmar a compra recebe a opção do sistema de cadastro caso não tenha uma conta </text:p>
            <text:p text:style-name="P4">5A. O ator recebe uma mensagem dizendo qual campo está preenchido com os dados corretos</text:p>
          </table:table-cell>
        </table:table-row>
        <table:table-row table:style-name="Table1.1">
          <table:table-cell table:style-name="Table1.A1" office:value-type="string">
            <text:p text:style-name="P4">Protótipos de tela</text:p>
          </table:table-cell>
          <table:table-cell table:style-name="Table1.A1" office:value-type="string">
            <text:p text:style-name="P4"/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/>
            <text:p text:style-name="P4">Identificador</text:p>
            <text:p text:style-name="P4"/>
          </table:table-cell>
          <table:table-cell table:style-name="Table2.A1" office:value-type="string">
            <text:p text:style-name="P27"><text:bookmark text:name="_46i1pvtadzrp"/><text:span text:style-name="T5">UC002</text:span>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Nome</text:p>
            <text:p text:style-name="P4"/>
          </table:table-cell>
          <table:table-cell table:style-name="Table2.A1" office:value-type="string">
            <text:p text:style-name="P4"/>
            <text:p text:style-name="P4">Configurações de cont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Atores envolvidos</text:p>
            <text:p text:style-name="P4"/>
          </table:table-cell>
          <table:table-cell table:style-name="Table2.A1" office:value-type="string">
            <text:p text:style-name="P4"/>
            <text:p text:style-name="P4">Usuários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ré-Condição</text:p>
            <text:p text:style-name="P4"/>
          </table:table-cell>
          <table:table-cell table:style-name="Table2.A1" office:value-type="string">
            <text:p text:style-name="P1"/>
            <text:p text:style-name="P1">O ator deve possuir uma conta e estar logado nel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ós-Condição</text:p>
            <text:p text:style-name="P4"/>
          </table:table-cell>
          <table:table-cell table:style-name="Table2.A1" office:value-type="string">
            <text:p text:style-name="P1"/>
            <text:p text:style-name="P1">O ator visualiza informações cadastrais, e pode alterar alguns dos dados 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Cenário principal</text:p>
            <text:p text:style-name="P4"/>
          </table:table-cell>
          <table:table-cell table:style-name="Table2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suas informações pessoais de sua conta</text:p>
            <text:p text:style-name="P4">4. O ator tem a opção de alterar os seguintes dados </text:p>
            <text:list xml:id="list7791084252204506036" text:style-name="WWNum1">
              <text:list-item>
                <text:p text:style-name="P11">Nome e sobrenome</text:p>
              </text:list-item>
              <text:list-item>
                <text:p text:style-name="P11">Endereço e adicionar mais endereço ou remover algum endereço (mas só pode remover caso tenha mais de 1 cadastrado no sistema)</text:p>
              </text:list-item>
              <text:list-item>
                <text:p text:style-name="P11">e-mail </text:p>
              </text:list-item>
              <text:list-item>
                <text:p text:style-name="P11">senha</text:p>
              </text:list-item>
            </text:list>
            <text:p text:style-name="P4">5. O ator ao realizar as informações recebe uma mensagem de confirmação 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Cenário secundário</text:p>
            <text:p text:style-name="P4"/>
          </table:table-cell>
          <table:table-cell table:style-name="Table2.A1" office:value-type="string">
            <text:p text:style-name="P4">não há</text:p>
          </table:table-cell>
        </table:table-row>
        <table:table-row table:style-name="Table2.1">
          <table:table-cell table:style-name="Table2.A1" office:value-type="string">
            <text:p text:style-name="P4">Protótipos de tela</text:p>
          </table:table-cell>
          <table:table-cell table:style-name="Table2.A1" office:value-type="string">
            <text:p text:style-name="P4"/>
          </table:table-cell>
        </table:table-row>
      </table:table>
      <text:p text:style-name="P1"><text:soft-page-break/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32"/></text:p>
      <text:p text:style-name="P3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/>
            <text:p text:style-name="P4">Identificador</text:p>
            <text:p text:style-name="P4"/>
          </table:table-cell>
          <table:table-cell table:style-name="Table3.A1" office:value-type="string">
            <text:p text:style-name="P27"><text:bookmark text:name="_k7q6q3pk7eyw"/><text:span text:style-name="T5">UC003</text:span>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Nome</text:p>
            <text:p text:style-name="P4"/>
          </table:table-cell>
          <table:table-cell table:style-name="Table3.A1" office:value-type="string">
            <text:p text:style-name="P4"/>
            <text:p text:style-name="P4">Visualizar dados de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Atores envolvidos</text:p>
            <text:p text:style-name="P4"/>
          </table:table-cell>
          <table:table-cell table:style-name="Table3.A1" office:value-type="string">
            <text:p text:style-name="P4"/>
            <text:p text:style-name="P4">Usuários 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ré-Condição</text:p>
            <text:p text:style-name="P4"/>
          </table:table-cell>
          <table:table-cell table:style-name="Table3.A1" office:value-type="string">
            <text:p text:style-name="P1"/>
            <text:p text:style-name="P1">Os atores precisam logar ou estarem logados em suas cont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ós-Condição</text:p>
            <text:p text:style-name="P4"/>
          </table:table-cell>
          <table:table-cell table:style-name="Table3.A1" office:value-type="string">
            <text:p text:style-name="P1"/>
            <text:p text:style-name="P1">Os atores visualizam os dados de suas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principal</text:p>
            <text:p text:style-name="P4"/>
          </table:table-cell>
          <table:table-cell table:style-name="Table3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uma lista de compras (caso tenha feito) </text:p>
            <text:p text:style-name="P4">4. O ator visualiza na lista, um resumo da compra, contendo as seguintes informações</text:p>
            <text:list xml:id="list3680919383484338782" text:style-name="WWNum3">
              <text:list-item>
                <text:p text:style-name="P12">nome do pedido/produto</text:p>
              </text:list-item>
              <text:list-item>
                <text:p text:style-name="P12">data da compra</text:p>
              </text:list-item>
              <text:list-item>
                <text:p text:style-name="P12">número do pedido </text:p>
              </text:list-item>
              <text:list-item>
                <text:p text:style-name="P12">valor</text:p>
              </text:list-item>
              <text:list-item>
                <text:p text:style-name="P12">Status de entrega</text:p>
              </text:list-item>
            </text:list>
            <text:p text:style-name="P4">5. Ao clicar sobre o pedido o ator é direcionado a uma página onde as informações detalhadas do produto são apresentadas</text:p>
            <text:p text:style-name="P4">6. O ator visualiza as seguintes informações detalhadas:</text:p>
            <text:list xml:id="list5957763588847955625" text:style-name="WWNum6">
              <text:list-item>
                <text:p text:style-name="P13">nome do pedido/produto</text:p>
              </text:list-item>
              <text:list-item>
                <text:p text:style-name="P13">data da compra</text:p>
              </text:list-item>
              <text:list-item>
                <text:p text:style-name="P13">data de confirmação de pagamento</text:p>
              </text:list-item>
              <text:list-item>
                <text:p text:style-name="P13">data de emissão de nota fiscal</text:p>
              </text:list-item>
              <text:list-item>
                <text:p text:style-name="P13">data de emissão para entrega ao ator</text:p>
              </text:list-item>
              <text:list-item>
                <text:p text:style-name="P13">número do pedido </text:p>
              </text:list-item>
              <text:list-item>
                <text:p text:style-name="P13">valor</text:p>
              </text:list-item>
              <text:list-item>
                <text:p text:style-name="P13">Status de entrega</text:p>
              </text:list-item>
              <text:list-item>
                <text:p text:style-name="P13">Rastreamento detalhado do produto </text:p>
              </text:list-item>
              <text:list-item>
                <text:p text:style-name="P13">Endereço de entrega</text:p>
              </text:list-item>
              <text:list-item>
                <text:p text:style-name="P13">Opção para imprimir nota fiscal</text:p>
              </text:list-item>
              <text:list-item>
                <text:p text:style-name="P13">Opção para imprimir os dados do produ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secundário</text:p>
            <text:p text:style-name="P4"/>
          </table:table-cell>
          <table:table-cell table:style-name="Table3.A1" office:value-type="string">
            <text:p text:style-name="P4"/>
            <text:p text:style-name="P4">4A. O ator visualiza uma página com a informação de que ainda não foram feitas compras </text:p>
          </table:table-cell>
        </table:table-row>
        <table:table-row table:style-name="Table3.1">
          <table:table-cell table:style-name="Table3.A1" office:value-type="string">
            <text:p text:style-name="P4">Protótipos de tela</text:p>
          </table:table-cell>
          <table:table-cell table:style-name="Table3.A1" office:value-type="string">
            <text:p text:style-name="P4"/>
          </table:table-cell>
        </table:table-row>
      </table:table>
      <text:p text:style-name="P6"><text:soft-page-break/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"/>
            <text:p text:style-name="P4">Identificador</text:p>
            <text:p text:style-name="P4"/>
          </table:table-cell>
          <table:table-cell table:style-name="Table4.A1" office:value-type="string">
            <text:p text:style-name="P27"><text:bookmark text:name="_ucho0x5yl6d4"/><text:span text:style-name="T5">UC004</text:span>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Nome</text:p>
            <text:p text:style-name="P4"/>
          </table:table-cell>
          <table:table-cell table:style-name="Table4.A1" office:value-type="string">
            <text:p text:style-name="P4"/>
            <text:p text:style-name="P4">Realizar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Atores envolvidos</text:p>
            <text:p text:style-name="P4"/>
          </table:table-cell>
          <table:table-cell table:style-name="Table4.A1" office:value-type="string">
            <text:p text:style-name="P4"/>
            <text:p text:style-name="P4">Usuários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Pré-Condição</text:p>
            <text:p text:style-name="P4"/>
          </table:table-cell>
          <table:table-cell table:style-name="Table4.A1" office:value-type="string">
            <text:p text:style-name="P1"/>
            <text:p text:style-name="P1">O ator deve selecionar um produto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Pós-Condição</text:p>
            <text:p text:style-name="P4"/>
          </table:table-cell>
          <table:table-cell table:style-name="Table4.A1" office:value-type="string">
            <text:p text:style-name="P1"/>
            <text:p text:style-name="P1">O ator realiza uma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principal</text:p>
            <text:p text:style-name="P4"/>
          </table:table-cell>
          <table:table-cell table:style-name="Table4.A1" office:value-type="string">
            <text:p text:style-name="P4">1. O ator está na página do produto e decide realizar a compra, clicando em adicionar ao carrinho de compras</text:p>
            <text:p text:style-name="P4">2. O ator é direcionado a página do carrinho de compras</text:p>
            <text:p text:style-name="P4">3. O ator clica na opção de finalizar compra</text:p>
            <text:p text:style-name="P4">4. O ator é direcionado a fazer login em sua conta </text:p>
            <text:p text:style-name="P4">5. O ator confirma os dados de entrega </text:p>
            <text:p text:style-name="P4">6. O ator escolhe forma de pagamento</text:p>
            <text:p text:style-name="P4">7. O ator tem a opção de cadastrar um cupom de desconto </text:p>
            <text:p text:style-name="P4">8. O ator revisa os produtos e confirma <text:s/>a compra</text:p>
            <text:p text:style-name="P4">9. O ator é direcionado para a página onde é exibido a confirmação e a opção de acompanhar o pedido 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secundário</text:p>
            <text:p text:style-name="P4"/>
          </table:table-cell>
          <table:table-cell table:style-name="Table4.A1" office:value-type="string">
            <text:p text:style-name="P4">2A. O ator recebe a opção de adicionar mais produtos e continuar pelo site</text:p>
            <text:p text:style-name="P4">4A. O ator tem a opção de realizar cadastro caso não tenha</text:p>
            <text:p text:style-name="P4">5A. O ator clica na opção de cadastrar um novo endereço e confirma os dados do endereço de entrega </text:p>
          </table:table-cell>
        </table:table-row>
        <table:table-row table:style-name="Table4.1">
          <table:table-cell table:style-name="Table4.A1" office:value-type="string">
            <text:p text:style-name="P4">Protótipos de tela</text:p>
          </table:table-cell>
          <table:table-cell table:style-name="Table4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"/>
            <text:p text:style-name="P4">Identificador</text:p>
            <text:p text:style-name="P4"/>
          </table:table-cell>
          <table:table-cell table:style-name="Table5.A1" office:value-type="string">
            <text:p text:style-name="P27"><text:bookmark text:name="_61mwioq9lmsy"/><text:span text:style-name="T5">UC005</text:span>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Nome</text:p>
            <text:p text:style-name="P4"/>
          </table:table-cell>
          <table:table-cell table:style-name="Table5.A1" office:value-type="string">
            <text:p text:style-name="P7"/>
            <text:p text:style-name="P4">Realizar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Atores envolvidos</text:p>
            <text:p text:style-name="P4"/>
          </table:table-cell>
          <table:table-cell table:style-name="Table5.A1" office:value-type="string">
            <text:p text:style-name="P4"/>
            <text:p text:style-name="P4">Usuários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Pré-Condição</text:p>
            <text:p text:style-name="P4"/>
          </table:table-cell>
          <table:table-cell table:style-name="Table5.A1" office:value-type="string">
            <text:p text:style-name="P1"/>
            <text:p text:style-name="P1">O ator necessita realizar login em sua conta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Pós-Condição</text:p>
            <text:p text:style-name="P4"/>
          </table:table-cell>
          <table:table-cell table:style-name="Table5.A1" office:value-type="string">
            <text:p text:style-name="P1">O ator realiza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principal</text:p>
            <text:p text:style-name="P4"/>
          </table:table-cell>
          <table:table-cell table:style-name="Table5.A1" office:value-type="string">
            <text:p text:style-name="P4">1. O ator está na página inicial e clica na opção de realizar login em sua conta</text:p>
            <text:p text:style-name="P4">2. O ator é direcionado a página de login</text:p>
            <text:p text:style-name="P4">3. A página apresenta a página de login contendo os campos que devem ser preenchidos:</text:p>
            <text:list xml:id="list8983782885984291581" text:style-name="WWNum7">
              <text:list-item>
                <text:p text:style-name="P14">e-mail</text:p>
              </text:list-item>
              <text:list-item>
                <text:p text:style-name="P14">senha</text:p>
              </text:list-item>
            </text:list>
            <text:p text:style-name="P4">4. O ator clica em entrar e é direcionado a página da sua conta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secundário</text:p>
            <text:p text:style-name="P4"/>
          </table:table-cell>
          <table:table-cell table:style-name="Table5.A1" office:value-type="string">
            <text:p text:style-name="P4">1A. O ator está em outra área do site em que decide acessar um página ou realizar uma função em que o login é solicitado</text:p>
            <text:p text:style-name="P4">4A. O ator recebe a mensagem de que os dados preenchidos estão incorretos</text:p>
          </table:table-cell>
        </table:table-row>
        <table:table-row table:style-name="Table5.1">
          <table:table-cell table:style-name="Table5.A1" office:value-type="string">
            <text:p text:style-name="P4">Protótipos de tela</text:p>
          </table:table-cell>
          <table:table-cell table:style-name="Table5.A1" office:value-type="string">
            <text:p text:style-name="P4"/>
          </table:table-cell>
        </table:table-row>
      </table:table>
      <text:p text:style-name="P1"><text:soft-page-break/></text:p>
      <text:p text:style-name="P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"/>
            <text:p text:style-name="P4">Identificador</text:p>
          </table:table-cell>
          <table:table-cell table:style-name="Table6.A1" office:value-type="string">
            <text:p text:style-name="P27"><text:bookmark text:name="_6135a87cduxi"/><text:span text:style-name="T5">UC006</text:span></text:p>
          </table:table-cell>
        </table:table-row>
        <table:table-row table:style-name="Table6.1">
          <table:table-cell table:style-name="Table6.A1" office:value-type="string">
            <text:p text:style-name="P4">Nome</text:p>
          </table:table-cell>
          <table:table-cell table:style-name="Table6.A1" office:value-type="string">
            <text:p text:style-name="P4">Login especial/Administrador</text:p>
          </table:table-cell>
        </table:table-row>
        <table:table-row table:style-name="Table6.1">
          <table:table-cell table:style-name="Table6.A1" office:value-type="string">
            <text:p text:style-name="P4">Atores envolvidos</text:p>
            <text:p text:style-name="P4"/>
          </table:table-cell>
          <table:table-cell table:style-name="Table6.A1" office:value-type="string">
            <text:p text:style-name="P4">Administradores</text:p>
            <text:p text:style-name="P4">Atendentes </text:p>
          </table:table-cell>
        </table:table-row>
        <table:table-row table:style-name="Table6.1">
          <table:table-cell table:style-name="Table6.A1" office:value-type="string">
            <text:p text:style-name="P4">Pré-Condição</text:p>
            <text:p text:style-name="P4"/>
          </table:table-cell>
          <table:table-cell table:style-name="Table6.A1" office:value-type="string">
            <text:p text:style-name="P1">Estar na área de acesso restrit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Pós-Condição</text:p>
            <text:p text:style-name="P4"/>
          </table:table-cell>
          <table:table-cell table:style-name="Table6.A1" office:value-type="string">
            <text:p text:style-name="P1">Atores conseguem acessar a área de acesso restrito com o seu perfil de usuári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Cenário principal</text:p>
            <text:p text:style-name="P4"/>
          </table:table-cell>
          <table:table-cell table:style-name="Table6.A1" office:value-type="string">
            <text:p text:style-name="P4">1. Ator está na página de acesso restrito onde as suas credenciais são solicitadas</text:p>
            <text:p text:style-name="P4">2. A página apresenta a página de login contendo os campos que devem ser preenchidos:</text:p>
            <text:list xml:id="list104924535226607" text:continue-numbering="true" text:style-name="WWNum7">
              <text:list-item>
                <text:p text:style-name="P14">usuário</text:p>
              </text:list-item>
              <text:list-item>
                <text:p text:style-name="P14">senha</text:p>
              </text:list-item>
            </text:list>
            <text:p text:style-name="P4">3. O ator clica em entrar e é direcionado a página da sua conta</text:p>
          </table:table-cell>
        </table:table-row>
        <table:table-row table:style-name="Table6.1">
          <table:table-cell table:style-name="Table6.A1" office:value-type="string">
            <text:p text:style-name="P4">Cenário secundário</text:p>
            <text:p text:style-name="P4"/>
          </table:table-cell>
          <table:table-cell table:style-name="Table6.A1" office:value-type="string">
            <text:p text:style-name="P4">3A. O ator recebe a mensagem de que os dados preenchidos estão incorretos</text:p>
          </table:table-cell>
        </table:table-row>
        <table:table-row table:style-name="Table6.1">
          <table:table-cell table:style-name="Table6.A1" office:value-type="string">
            <text:p text:style-name="P4">Protótipos de tela</text:p>
          </table:table-cell>
          <table:table-cell table:style-name="Table6.A1" office:value-type="string">
            <text:p text:style-name="P4"/>
          </table:table-cell>
        </table:table-row>
      </table:table>
      <text:p text:style-name="P1"><text:soft-page-break/></text:p>
      <text:p text:style-name="P1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"/>
            <text:p text:style-name="P4">Identificador</text:p>
            <text:p text:style-name="P4"/>
          </table:table-cell>
          <table:table-cell table:style-name="Table7.A1" office:value-type="string">
            <text:p text:style-name="P27"><text:bookmark text:name="_rzrh8k9zzd08"/><text:span text:style-name="T5">UC007</text:span></text:p>
          </table:table-cell>
        </table:table-row>
        <table:table-row table:style-name="Table7.1">
          <table:table-cell table:style-name="Table7.A1" office:value-type="string">
            <text:p text:style-name="P4">Nome</text:p>
          </table:table-cell>
          <table:table-cell table:style-name="Table7.A1" office:value-type="string">
            <text:p text:style-name="P4">Área de acesso restrito</text:p>
          </table:table-cell>
        </table:table-row>
        <table:table-row table:style-name="Table7.1">
          <table:table-cell table:style-name="Table7.A1" office:value-type="string">
            <text:p text:style-name="P4">Atores envolvidos</text:p>
          </table:table-cell>
          <table:table-cell table:style-name="Table7.A1" office:value-type="string">
            <text:p text:style-name="P4">Administradores e Atendentes</text:p>
          </table:table-cell>
        </table:table-row>
        <table:table-row table:style-name="Table7.1">
          <table:table-cell table:style-name="Table7.A1" office:value-type="string">
            <text:p text:style-name="P4">Pré-Condição</text:p>
          </table:table-cell>
          <table:table-cell table:style-name="Table7.A1" office:value-type="string">
            <text:p text:style-name="P1">Estar logado em sua conta</text:p>
          </table:table-cell>
        </table:table-row>
        <table:table-row table:style-name="Table7.1">
          <table:table-cell table:style-name="Table7.A1" office:value-type="string">
            <text:p text:style-name="P4">Pós-Condição</text:p>
          </table:table-cell>
          <table:table-cell table:style-name="Table7.A1" office:value-type="string">
            <text:p text:style-name="P1">Realizar suas funções </text:p>
          </table:table-cell>
        </table:table-row>
        <table:table-row table:style-name="Table7.1">
          <table:table-cell table:style-name="Table7.A1" office:value-type="string">
            <text:p text:style-name="P4"/>
            <text:p text:style-name="P4">Cenário principal</text:p>
          </table:table-cell>
          <table:table-cell table:style-name="Table7.A1" office:value-type="string">
            <text:p text:style-name="P4">1. Ao logar os atores são apresentados a página onde possuem suas opções de trabalho</text:p>
            <text:p text:style-name="P4">2. para administradores:</text:p>
            <text:list xml:id="list8156895272169118221" text:style-name="WWNum14">
              <text:list-item>
                <text:p text:style-name="P15">Criar usuários atendentes</text:p>
              </text:list-item>
              <text:list-item>
                <text:p text:style-name="P15">Dar acesso a tipos de atendentes</text:p>
              </text:list-item>
              <text:list-item>
                <text:p text:style-name="P15">Realizar manutenção de acesso:</text:p>
                <text:list>
                  <text:list-item>
                    <text:p text:style-name="P25">Mudar acesso</text:p>
                  </text:list-item>
                  <text:list-item>
                    <text:p text:style-name="P25">Revisar acessos</text:p>
                  </text:list-item>
                  <text:list-item>
                    <text:p text:style-name="P25">Resolver problemas de acesso</text:p>
                  </text:list-item>
                </text:list>
              </text:list-item>
              <text:list-item>
                <text:p text:style-name="P15">Resolver problemas no sistema</text:p>
              </text:list-item>
              <text:list-item>
                <text:p text:style-name="P15">Realizar manutenções no sistema</text:p>
              </text:list-item>
              <text:list-item>
                <text:p text:style-name="P15">Consultar, alterar e persistir dados no SGBD</text:p>
              </text:list-item>
              <text:list-item>
                <text:p text:style-name="P15">Criar contas de e-mail para atendentes </text:p>
              </text:list-item>
              <text:list-item>
                <text:p text:style-name="P15">Responder chamados abertos por atendendentes</text:p>
              </text:list-item>
            </text:list>
            <text:p text:style-name="P4">3. para atendentes:</text:p>
            <text:list xml:id="list2136800373392104851" text:style-name="WWNum4">
              <text:list-item>
                <text:p text:style-name="P16">Atender atores usuários e vendedores</text:p>
              </text:list-item>
              <text:list-item>
                <text:p text:style-name="P16">Visualizar e responder e-mails do atores</text:p>
              </text:list-item>
              <text:list-item>
                <text:p text:style-name="P16">Visualizar dados de compras de atores</text:p>
              </text:list-item>
              <text:list-item>
                <text:p text:style-name="P16">Responder chamados abertos por clientes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4">Cenário secundário</text:p>
          </table:table-cell>
          <table:table-cell table:style-name="Table7.A1" office:value-type="string">
            <text:p text:style-name="P4">Não há</text:p>
          </table:table-cell>
        </table:table-row>
        <table:table-row table:style-name="Table7.1">
          <table:table-cell table:style-name="Table7.A1" office:value-type="string">
            <text:p text:style-name="P4">Protótipos de tela</text:p>
          </table:table-cell>
          <table:table-cell table:style-name="Table7.A1" office:value-type="string">
            <text:p text:style-name="P4"/>
          </table:table-cell>
        </table:table-row>
      </table:table>
      <text:p text:style-name="P1"><text:soft-page-break/></text:p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4"/>
            <text:p text:style-name="P4">Identificador</text:p>
            <text:p text:style-name="P4"/>
          </table:table-cell>
          <table:table-cell table:style-name="Table8.A1" office:value-type="string">
            <text:p text:style-name="P27"><text:bookmark text:name="_eq9zwggxzdub"/><text:span text:style-name="T5">UC008</text:span>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Nome</text:p>
            <text:p text:style-name="P4"/>
          </table:table-cell>
          <table:table-cell table:style-name="Table8.A1" office:value-type="string">
            <text:p text:style-name="P4"/>
            <text:p text:style-name="P4">Criar Acesso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Atores envolvidos</text:p>
            <text:p text:style-name="P4"/>
          </table:table-cell>
          <table:table-cell table:style-name="Table8.A1" office:value-type="string">
            <text:p text:style-name="P4"/>
            <text:p text:style-name="P4">Administrador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ré-Condição</text:p>
            <text:p text:style-name="P4"/>
          </table:table-cell>
          <table:table-cell table:style-name="Table8.A1" office:value-type="string">
            <text:p text:style-name="P1"/>
            <text:p text:style-name="P1">estar logado como administrador e estar na área restrita 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ós-Condição</text:p>
            <text:p text:style-name="P4"/>
          </table:table-cell>
          <table:table-cell table:style-name="Table8.A1" office:value-type="string">
            <text:p text:style-name="P1"/>
            <text:p text:style-name="P1">criação de perfil de administradores ou atendent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Cenário principal</text:p>
            <text:p text:style-name="P4"/>
          </table:table-cell>
          <table:table-cell table:style-name="Table8.A1" office:value-type="string">
            <text:p text:style-name="P4">1. Ator seleciona a opção de criar acesso</text:p>
            <text:p text:style-name="P4">2. Ator preenche as informações solicitadas pelo sistemas:</text:p>
            <text:list xml:id="list1894180576766157675" text:style-name="WWNum10">
              <text:list-item>
                <text:p text:style-name="P17">nome </text:p>
              </text:list-item>
              <text:list-item>
                <text:p text:style-name="P17">sobrenome</text:p>
              </text:list-item>
              <text:list-item>
                <text:p text:style-name="P17">função</text:p>
              </text:list-item>
              <text:list-item>
                <text:p text:style-name="P17">setor de trabalho</text:p>
              </text:list-item>
              <text:list-item>
                <text:p text:style-name="P17">e-mail corporativo</text:p>
              </text:list-item>
              <text:list-item>
                <text:p text:style-name="P17">CPF</text:p>
              </text:list-item>
              <text:list-item>
                <text:p text:style-name="P17">Data de nascimento</text:p>
              </text:list-item>
              <text:list-item>
                <text:p text:style-name="P17">Matrícula</text:p>
              </text:list-item>
              <text:list-item>
                <text:p text:style-name="P17">Login</text:p>
              </text:list-item>
              <text:list-item>
                <text:p text:style-name="P17">Senha</text:p>
              </text:list-item>
              <text:list-item>
                <text:p text:style-name="P17">Adicionar permissões de acesso(O que diferencia os usuários de administradores e atendentes)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4">Cenário secundário</text:p>
          </table:table-cell>
          <table:table-cell table:style-name="Table8.A1" office:value-type="string">
            <text:p text:style-name="P4">Não há</text:p>
          </table:table-cell>
        </table:table-row>
        <table:table-row table:style-name="Table8.1">
          <table:table-cell table:style-name="Table8.A1" office:value-type="string">
            <text:p text:style-name="P4">Protótipos de tela</text:p>
          </table:table-cell>
          <table:table-cell table:style-name="Table8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4"/>
            <text:p text:style-name="P4">Identificador</text:p>
            <text:p text:style-name="P4"/>
          </table:table-cell>
          <table:table-cell table:style-name="Table9.A1" office:value-type="string">
            <text:p text:style-name="P27"><text:bookmark text:name="_t0r73ko3a9g0"/><text:span text:style-name="T5">UC009</text:span>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Nome</text:p>
            <text:p text:style-name="P4"/>
          </table:table-cell>
          <table:table-cell table:style-name="Table9.A1" office:value-type="string">
            <text:p text:style-name="P4"/>
            <text:p text:style-name="P4">Login Corporativo 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Atores envolvidos</text:p>
            <text:p text:style-name="P4"/>
          </table:table-cell>
          <table:table-cell table:style-name="Table9.A1" office:value-type="string">
            <text:p text:style-name="P4"/>
            <text:p text:style-name="P4">Vendedores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ré-Condição</text:p>
            <text:p text:style-name="P4"/>
          </table:table-cell>
          <table:table-cell table:style-name="Table9.A1" office:value-type="string">
            <text:p text:style-name="P1"/>
            <text:p text:style-name="P1">estar na página de login 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ós-Condição</text:p>
            <text:p text:style-name="P4"/>
          </table:table-cell>
          <table:table-cell table:style-name="Table9.A1" office:value-type="string">
            <text:p text:style-name="P1"/>
            <text:p text:style-name="P1">realizar login como vendedor de produtos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Cenário principal</text:p>
            <text:p text:style-name="P4"/>
          </table:table-cell>
          <table:table-cell table:style-name="Table9.A1" office:value-type="string">
            <text:p text:style-name="P4">1. O vendedor realizar o mesmos passos do UC005, pois pode comprar, sendo um usuário comum, ou vender seus produtos, </text:p>
            <text:p text:style-name="P4">2. Também possui as mesmas opções de cliente comum exceto:</text:p>
            <text:list xml:id="list2963123530603928573" text:style-name="WWNum16">
              <text:list-item>
                <text:p text:style-name="P18">Adicionar produtos</text:p>
              </text:list-item>
              <text:list-item>
                <text:p text:style-name="P18">Retirar produtos</text:p>
              </text:list-item>
              <text:list-item>
                <text:p text:style-name="P18">Modificar quantidade de produtos</text:p>
              </text:list-item>
              <text:list-item>
                <text:p text:style-name="P18">Chat com clientes</text:p>
              </text:list-item>
              <text:list-item>
                <text:p text:style-name="P18">enviar e-mail para clientes 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4">Cenário secundário</text:p>
            <text:p text:style-name="P4"/>
          </table:table-cell>
          <table:table-cell table:style-name="Table9.A1" office:value-type="string">
            <text:p text:style-name="P4">não há</text:p>
          </table:table-cell>
        </table:table-row>
        <table:table-row table:style-name="Table9.1">
          <table:table-cell table:style-name="Table9.A1" office:value-type="string">
            <text:p text:style-name="P4">Protótipos de tela</text:p>
          </table:table-cell>
          <table:table-cell table:style-name="Table9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4"/>
            <text:p text:style-name="P4">Identificador</text:p>
            <text:p text:style-name="P4"/>
          </table:table-cell>
          <table:table-cell table:style-name="Table10.A1" office:value-type="string">
            <text:p text:style-name="P27"><text:bookmark text:name="_hvlzt2ne3whx"/><text:span text:style-name="T5">UC010</text:span>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Nome</text:p>
            <text:p text:style-name="P4"/>
          </table:table-cell>
          <table:table-cell table:style-name="Table10.A1" office:value-type="string">
            <text:p text:style-name="P4"/>
            <text:p text:style-name="P4">Solicitar Login Corporativo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Atores envolvidos</text:p>
            <text:p text:style-name="P4"/>
          </table:table-cell>
          <table:table-cell table:style-name="Table10.A1" office:value-type="string">
            <text:p text:style-name="P4"/>
            <text:p text:style-name="P4">Vendedores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Pré-Condição</text:p>
            <text:p text:style-name="P4"/>
          </table:table-cell>
          <table:table-cell table:style-name="Table10.A1" office:value-type="string">
            <text:p text:style-name="P1"/>
            <text:p text:style-name="P1">estar logado no site em sua conta</text:p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Pós-Condição</text:p>
            <text:p text:style-name="P4"/>
          </table:table-cell>
          <table:table-cell table:style-name="Table10.A1" office:value-type="string">
            <text:p text:style-name="P1">O vendedor consegue alterar seu perfil para vendedor .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Cenário principal</text:p>
            <text:p text:style-name="P4"/>
          </table:table-cell>
          <table:table-cell table:style-name="Table10.A1" office:value-type="string">
            <text:p text:style-name="P4">1. O ator clica na opção de parceiros do sistema</text:p>
            <text:p text:style-name="P4">2. O ator e direcionado a página onde ele deve preencher dados para serem enviados e analisados pelo sistema</text:p>
            <text:p text:style-name="P4">3. O ator preenche os seguintes dados</text:p>
            <text:list xml:id="list6825059992680409713" text:style-name="WWNum13">
              <text:list-item>
                <text:p text:style-name="P19">endereço físico</text:p>
              </text:list-item>
              <text:list-item>
                <text:p text:style-name="P19">CNPJ</text:p>
              </text:list-item>
              <text:list-item>
                <text:p text:style-name="P19">razão social </text:p>
              </text:list-item>
              <text:list-item>
                <text:p text:style-name="P19">anexo de documentos que comprovem sua identidade</text:p>
              </text:list-item>
              <text:list-item>
                <text:p text:style-name="P19">campo para preenchimento sobre motivo de filiar ao site de compra e venda de livros usados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4">Cenário secundário</text:p>
          </table:table-cell>
          <table:table-cell table:style-name="Table10.A1" office:value-type="string">
            <text:p text:style-name="P4">não há</text:p>
          </table:table-cell>
        </table:table-row>
        <table:table-row table:style-name="Table10.1">
          <table:table-cell table:style-name="Table10.A1" office:value-type="string">
            <text:p text:style-name="P4">Protótipos de tela</text:p>
          </table:table-cell>
          <table:table-cell table:style-name="Table10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4"/>
            <text:p text:style-name="P4">Identificador</text:p>
            <text:p text:style-name="P4"/>
          </table:table-cell>
          <table:table-cell table:style-name="Table11.A1" office:value-type="string">
            <text:p text:style-name="P27"><text:bookmark text:name="_47iki6x5q630"/><text:span text:style-name="T5">UC011</text:span>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Nome</text:p>
            <text:p text:style-name="P4"/>
          </table:table-cell>
          <table:table-cell table:style-name="Table11.A1" office:value-type="string">
            <text:p text:style-name="P4"/>
            <text:p text:style-name="P4">CRUD Produto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Atores envolvidos</text:p>
            <text:p text:style-name="P4"/>
          </table:table-cell>
          <table:table-cell table:style-name="Table11.A1" office:value-type="string">
            <text:p text:style-name="P4"/>
            <text:p text:style-name="P4">Vendedore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Pré-Condição</text:p>
            <text:p text:style-name="P4"/>
          </table:table-cell>
          <table:table-cell table:style-name="Table11.A1" office:value-type="string">
            <text:p text:style-name="P1"/>
            <text:p text:style-name="P1">O que deve estar logados 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Pós-Condição</text:p>
            <text:p text:style-name="P4"/>
          </table:table-cell>
          <table:table-cell table:style-name="Table11.A1" office:value-type="string">
            <text:p text:style-name="P1"/>
            <text:p text:style-name="P1">Realiza com sucesso as opções desejadas com os produto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Cenário principal</text:p>
            <text:p text:style-name="P4"/>
          </table:table-cell>
          <table:table-cell table:style-name="Table11.A1" office:value-type="string">
            <text:p text:style-name="P4">1. O ator seleciona a opção de cadastrar em produto </text:p>
            <text:p text:style-name="P4">2. O ator preenche os seguintes dados</text:p>
            <text:list xml:id="list7695971114844316393" text:style-name="WWNum8">
              <text:list-item>
                <text:p text:style-name="P20">Dados técnicos do produto</text:p>
                <text:list>
                  <text:list-item>
                    <text:p text:style-name="P26">Título/Autor/edição/ano de publicação e edição</text:p>
                  </text:list-item>
                  <text:list-item>
                    <text:p text:style-name="P26">ISBN</text:p>
                  </text:list-item>
                  <text:list-item>
                    <text:p text:style-name="P26">breve descrição das condições do produto</text:p>
                  </text:list-item>
                  <text:list-item>
                    <text:p text:style-name="P26">tipo de entrega</text:p>
                  </text:list-item>
                  <text:list-item>
                    <text:p text:style-name="P26">fotos do produto</text:p>
                  </text:list-item>
                  <text:list-item>
                    <text:p text:style-name="P26">quantidade do produto</text:p>
                  </text:list-item>
                </text:list>
              </text:list-item>
            </text:list>
            <text:p text:style-name="P4">3. Excluir um produto: o ator exclui o produto cadastrado selecionado seu código e nome </text:p>
            <text:p text:style-name="P4">4. Atualizar um produto: O ator seleciona o produto e altera os dados desejados</text:p>
            <text:list xml:id="list1786176582584485183" text:style-name="WWNum9">
              <text:list-item>
                <text:p text:style-name="P21">Título/Autor/edição/ano de publicação e edição</text:p>
              </text:list-item>
              <text:list-item>
                <text:p text:style-name="P21">ISBN</text:p>
              </text:list-item>
              <text:list-item>
                <text:p text:style-name="P21">breve descrição das condições do produto</text:p>
              </text:list-item>
              <text:list-item>
                <text:p text:style-name="P21">tipo de entrega</text:p>
              </text:list-item>
              <text:list-item>
                <text:p text:style-name="P21">fotos do produto</text:p>
              </text:list-item>
              <text:list-item>
                <text:p text:style-name="P21">quantidade do produto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4">Cenário secundário</text:p>
          </table:table-cell>
          <table:table-cell table:style-name="Table11.A1" office:value-type="string">
            <text:p text:style-name="P4">não há</text:p>
          </table:table-cell>
        </table:table-row>
        <table:table-row table:style-name="Table11.1">
          <table:table-cell table:style-name="Table11.A1" office:value-type="string">
            <text:p text:style-name="P4">Protótipos de tela</text:p>
          </table:table-cell>
          <table:table-cell table:style-name="Table11.A1" office:value-type="string">
            <text:p text:style-name="P4">Protótipos de tela (interface homem-computador) relacionados ao caso de uso.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4"/>
            <text:p text:style-name="P4">Identificador</text:p>
            <text:p text:style-name="P4"/>
          </table:table-cell>
          <table:table-cell table:style-name="Table12.A1" office:value-type="string">
            <text:p text:style-name="P27"><text:bookmark text:name="_qxepyu39uedh"/><text:span text:style-name="T5">UC012</text:span>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Nome</text:p>
            <text:p text:style-name="P4"/>
          </table:table-cell>
          <table:table-cell table:style-name="Table12.A1" office:value-type="string">
            <text:p text:style-name="P4"/>
            <text:p text:style-name="P4">Definir status de compra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Atores envolvidos</text:p>
            <text:p text:style-name="P4"/>
          </table:table-cell>
          <table:table-cell table:style-name="Table12.A1" office:value-type="string">
            <text:p text:style-name="P4"/>
            <text:p text:style-name="P4">Vendedores 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Pré-Condição</text:p>
            <text:p text:style-name="P4"/>
          </table:table-cell>
          <table:table-cell table:style-name="Table12.A1" office:value-type="string">
            <text:p text:style-name="P1"/>
            <text:p text:style-name="P1">estar logado na sua conta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Pós-Condição</text:p>
            <text:p text:style-name="P4"/>
          </table:table-cell>
          <table:table-cell table:style-name="Table12.A1" office:value-type="string">
            <text:p text:style-name="P1"/>
            <text:p text:style-name="P1">O Autor avisa ao sistema o status de cada compr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Cenário principal</text:p>
            <text:p text:style-name="P4"/>
          </table:table-cell>
          <table:table-cell table:style-name="Table12.A1" office:value-type="string">
            <text:p text:style-name="P4">1. O ator seleciona um produto ou mais e atribui os seguintes status:</text:p>
            <text:list xml:id="list1898034934007263733" text:style-name="WWNum15">
              <text:list-item>
                <text:p text:style-name="P22">pedido entregue a transportadora </text:p>
              </text:list-item>
              <text:list-item>
                <text:p text:style-name="P22">Pedido entregue ao destinatário</text:p>
              </text:list-item>
              <text:list-item>
                <text:p text:style-name="P22">Nota fiscal emitida (deve anexar para cliente poder baixar ou visualizar)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Cenário secundário</text:p>
            <text:p text:style-name="P4"/>
          </table:table-cell>
          <table:table-cell table:style-name="Table12.A1" office:value-type="string">
            <text:p text:style-name="P4"/>
            <text:p text:style-name="P4">não há</text:p>
          </table:table-cell>
        </table:table-row>
        <table:table-row table:style-name="Table12.1">
          <table:table-cell table:style-name="Table12.A1" office:value-type="string">
            <text:p text:style-name="P4">Protótipos de tela</text:p>
          </table:table-cell>
          <table:table-cell table:style-name="Table12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4"/>
            <text:p text:style-name="P4">Identificador</text:p>
            <text:p text:style-name="P4"/>
          </table:table-cell>
          <table:table-cell table:style-name="Table13.A1" office:value-type="string">
            <text:p text:style-name="P27"><text:bookmark text:name="_dvu31dxcn2ys"/><text:span text:style-name="T5">UC013</text:span></text:p>
          </table:table-cell>
        </table:table-row>
        <table:table-row table:style-name="Table13.1">
          <table:table-cell table:style-name="Table13.A1" office:value-type="string">
            <text:p text:style-name="P4"/>
            <text:p text:style-name="P4">Nome</text:p>
            <text:p text:style-name="P4"/>
          </table:table-cell>
          <table:table-cell table:style-name="Table13.A1" office:value-type="string">
            <text:p text:style-name="P4"/>
            <text:p text:style-name="P4">Enviar e-mail e conversar </text:p>
          </table:table-cell>
        </table:table-row>
        <table:table-row table:style-name="Table13.1">
          <table:table-cell table:style-name="Table13.A1" office:value-type="string">
            <text:p text:style-name="P4"/>
            <text:p text:style-name="P4">Atores envolvidos</text:p>
            <text:p text:style-name="P4"/>
          </table:table-cell>
          <table:table-cell table:style-name="Table13.A1" office:value-type="string">
            <text:p text:style-name="P4"/>
            <text:p text:style-name="P4">Vendedores</text:p>
          </table:table-cell>
        </table:table-row>
        <table:table-row table:style-name="Table13.1">
          <table:table-cell table:style-name="Table13.A1" office:value-type="string">
            <text:p text:style-name="P4"/>
            <text:p text:style-name="P4">Pré-Condição</text:p>
            <text:p text:style-name="P4"/>
          </table:table-cell>
          <table:table-cell table:style-name="Table13.A1" office:value-type="string">
            <text:p text:style-name="P1"/>
            <text:p text:style-name="P1">estar logado na sua conta</text:p>
          </table:table-cell>
        </table:table-row>
        <table:table-row table:style-name="Table13.1">
          <table:table-cell table:style-name="Table13.A1" office:value-type="string">
            <text:p text:style-name="P4"/>
            <text:p text:style-name="P4">Pós-Condição</text:p>
            <text:p text:style-name="P4"/>
          </table:table-cell>
          <table:table-cell table:style-name="Table13.A1" office:value-type="string">
            <text:p text:style-name="P1"/>
            <text:p text:style-name="P1">Ator consegue enviar e-mail ou conversar com o cliente </text:p>
          </table:table-cell>
        </table:table-row>
        <table:table-row table:style-name="Table13.1">
          <table:table-cell table:style-name="Table13.A1" office:value-type="string">
            <text:p text:style-name="P4"/>
            <text:p text:style-name="P4">Cenário principal</text:p>
            <text:p text:style-name="P4"/>
          </table:table-cell>
          <table:table-cell table:style-name="Table13.A1" office:value-type="string">
            <text:p text:style-name="P4">1. O ator seleciona a compra desejada</text:p>
            <text:p text:style-name="P4">2. escolhe a opção de iniciar o chat, onde o mesmo pode comunicar com o cliente respondendo e tirando dúvidas </text:p>
            <text:p text:style-name="P4">3. o ator seleciona a opção de enviar e-mail </text:p>
            <text:p text:style-name="P4">4. O sistema apresenta uma página onde o ator escreve a mensagem que será enviada ao e-mail do cliente </text:p>
          </table:table-cell>
        </table:table-row>
        <table:table-row table:style-name="Table13.1">
          <table:table-cell table:style-name="Table13.A1" office:value-type="string">
            <text:p text:style-name="P4">Cenário secundário</text:p>
          </table:table-cell>
          <table:table-cell table:style-name="Table13.A1" office:value-type="string">
            <text:p text:style-name="P4">2A. O ator já tem um chat iniciado pelo cliente, onde ele entra e responde as mensagens do cliente </text:p>
          </table:table-cell>
        </table:table-row>
        <table:table-row table:style-name="Table13.1">
          <table:table-cell table:style-name="Table13.A1" office:value-type="string">
            <text:p text:style-name="P4">Protótipos de tela</text:p>
          </table:table-cell>
          <table:table-cell table:style-name="Table13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  <text:p text:style-name="P3"><text:span text:style-name="T6">Exemplo:</text:span></text:p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4"/>
            <text:p text:style-name="P4">Identificador</text:p>
            <text:p text:style-name="P4"/>
          </table:table-cell>
          <table:table-cell table:style-name="Table14.A1" office:value-type="string">
            <text:p text:style-name="P27"><text:bookmark text:name="_9q68apdwc0jd"/><text:span text:style-name="T5">UC000</text:span></text:p>
          </table:table-cell>
        </table:table-row>
        <table:table-row table:style-name="Table14.1">
          <table:table-cell table:style-name="Table14.A1" office:value-type="string">
            <text:p text:style-name="P4"/>
            <text:p text:style-name="P4">Nome</text:p>
            <text:p text:style-name="P4"/>
          </table:table-cell>
          <table:table-cell table:style-name="Table14.A1" office:value-type="string">
            <text:p text:style-name="P4"/>
            <text:p text:style-name="P4">[Nome do caso de uso - começa sempre com verbo]</text:p>
          </table:table-cell>
        </table:table-row>
        <table:table-row table:style-name="Table14.1">
          <table:table-cell table:style-name="Table14.A1" office:value-type="string">
            <text:p text:style-name="P4"/>
            <text:p text:style-name="P4">Atores envolvidos</text:p>
            <text:p text:style-name="P4"/>
          </table:table-cell>
          <table:table-cell table:style-name="Table14.A1" office:value-type="string">
            <text:p text:style-name="P4">Citar atores envolvidos no caso de uso </text:p>
          </table:table-cell>
        </table:table-row>
        <table:table-row table:style-name="Table14.1">
          <table:table-cell table:style-name="Table14.A1" office:value-type="string">
            <text:p text:style-name="P4"/>
            <text:p text:style-name="P4">Pré-Condição</text:p>
            <text:p text:style-name="P4"/>
          </table:table-cell>
          <table:table-cell table:style-name="Table14.A1" office:value-type="string">
            <text:p text:style-name="P1">O que deve ser verdade antes que o procedimento seja chamado</text:p>
          </table:table-cell>
        </table:table-row>
        <table:table-row table:style-name="Table14.1">
          <table:table-cell table:style-name="Table14.A1" office:value-type="string">
            <text:p text:style-name="P4"/>
            <text:p text:style-name="P4">Pós-Condição</text:p>
            <text:p text:style-name="P4"/>
          </table:table-cell>
          <table:table-cell table:style-name="Table14.A1" office:value-type="string">
            <text:p text:style-name="P1">O que deve ser verdade depois que o procedimento seja chamado.</text:p>
          </table:table-cell>
        </table:table-row>
        <table:table-row table:style-name="Table14.1">
          <table:table-cell table:style-name="Table14.A1" office:value-type="string">
            <text:p text:style-name="P4"/>
            <text:p text:style-name="P4">Cenário principal</text:p>
            <text:p text:style-name="P4"/>
          </table:table-cell>
          <table:table-cell table:style-name="Table14.A1" office:value-type="string">
            <text:list xml:id="list2522488121283474217" text:style-name="WWNum2">
              <text:list-item>
                <text:p text:style-name="P23">Lista/fluxo de atividades que devem ser realizadas pelos atores durante o caso de uso.</text:p>
              </text:list-item>
              <text:list-item>
                <text:p text:style-name="P23"/>
              </text:list-item>
              <text:list-item>
                <text:p text:style-name="P23"/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4"/>
            <text:p text:style-name="P4">Cenário secundário</text:p>
            <text:p text:style-name="P4"/>
          </table:table-cell>
          <table:table-cell table:style-name="Table14.A1" office:value-type="string">
            <text:p text:style-name="P4">Lista/fluxo de atividades que devem ser realizadas pelos atores durante o caso de uso no caso de exceções às atividades do cenário principal.</text:p>
          </table:table-cell>
        </table:table-row>
        <table:table-row table:style-name="Table14.1">
          <table:table-cell table:style-name="Table14.A1" office:value-type="string">
            <text:p text:style-name="P4">Protótipos de tela</text:p>
          </table:table-cell>
          <table:table-cell table:style-name="Table14.A1" office:value-type="string">
            <text:p text:style-name="P4">Protótipos de tela (interface homem-computador) relacionados ao caso de uso.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0" meta:object-count="0" meta:page-count="30" meta:paragraph-count="363" meta:word-count="1964" meta:character-count="12085" meta:non-whitespace-character-count="9987"/>
    <meta:generator>LibreOfficeDev/5.1.0.3$Linux_X86_64 LibreOffice_project/</meta:generator>
  </office:meta>
</office:document-meta>
</file>